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97.2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4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reazione e gestione utenti con classi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rializzazione dei dati e gestione dei fil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ROM PAST</text:p>
          </table:table-cell>
        </table:table-row>
        <table:table-row table:style-name="ro2">
          <table:table-cell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ggiustamento della TableView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Inserimento degli ultimi controller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la struttura Gioco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erimento della variante con sinonimi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stensione multiplayer/distribuito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stione delle dipendenze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’agente giocator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stione della ricerca di parola da parte del giocator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lementazione dell’individuazione delle parte multi-utent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0:37:01.02364340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15T10:51:53.774298277</dc:date>
    <meta:editing-duration>PT1H35M11S</meta:editing-duration>
    <meta:editing-cycles>9</meta:editing-cycles>
    <meta:generator>LibreOffice/5.1.6.2$Linux_X86_64 LibreOffice_project/10m0$Build-2</meta:generator>
    <meta:document-statistic meta:table-count="1" meta:cell-count="39" meta:object-count="0"/>
  </office:meta>
</office:document-meta>
</file>